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e19e8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e19e8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Text_20_body" style:list-style-name="L1">
      <style:paragraph-properties fo:margin-top="0in" fo:margin-bottom="0in" style:contextual-spacing="false"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officeooo:paragraph-rsid="000e19e8"/>
    </style:style>
    <style:style style:name="P8" style:family="paragraph" style:parent-style-name="Text_20_body">
      <style:paragraph-properties fo:text-align="justify" style:justify-single-word="false"/>
      <style:text-properties officeooo:paragraph-rsid="00161b51"/>
    </style:style>
    <style:style style:name="T1" style:family="text">
      <style:text-properties style:font-name="Times New Roman" fo:font-size="14pt" fo:font-weight="bold" officeooo:rsid="000c1d5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161b51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officeooo:rsid="000c1d5d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weight="normal" officeooo:rsid="001431d0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font-weight="normal" officeooo:rsid="00161b51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font-style="italic" fo:font-weight="normal" officeooo:rsid="00161b51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style:font-name="Times New Roman" fo:font-size="14pt" fo:font-style="italic" fo:font-weight="normal" officeooo:rsid="000c1d5d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style:font-name="Times New Roman" fo:font-size="14pt" fo:font-style="italic" fo:font-weight="bold" officeooo:rsid="00161b51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style:font-name="Times New Roman" fo:font-size="14pt" fo:font-style="italic" fo:font-weight="bold" officeooo:rsid="000c1d5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Times New Roman" fo:font-size="14pt" fo:font-style="italic" officeooo:rsid="00161b51" style:font-size-asian="14pt" style:font-style-asian="italic" style:font-size-complex="14pt" style:font-style-complex="italic"/>
    </style:style>
    <style:style style:name="T12" style:family="text">
      <style:text-properties style:font-name="Times New Roman" fo:font-size="14pt" fo:font-style="italic" officeooo:rsid="000c1d5d" style:font-size-asian="14pt" style:font-style-asian="italic" style:font-size-complex="14pt" style:font-style-complex="italic"/>
    </style:style>
    <style:style style:name="T13" style:family="text">
      <style:text-properties style:font-name="Times New Roman" fo:font-size="14pt" fo:font-style="normal" fo:font-weight="normal" officeooo:rsid="00161b5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 fo:font-size="14pt" fo:font-style="normal" fo:font-weight="normal" officeooo:rsid="000c1d5d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 New Roman" fo:font-size="14pt" fo:font-style="normal" officeooo:rsid="00161b51" style:font-size-asian="14pt" style:font-style-asian="normal" style:font-size-complex="14pt" style:font-style-complex="normal"/>
    </style:style>
    <style:style style:name="T16" style:family="text">
      <style:text-properties style:font-name="Times New Roman" fo:font-size="14pt" fo:font-style="normal" officeooo:rsid="000c1d5d" style:font-size-asian="14pt" style:font-style-asian="normal" style:font-size-complex="14pt" style:font-style-complex="normal"/>
    </style:style>
    <style:style style:name="T17" style:family="text">
      <style:text-properties style:font-name="Times New Roman" fo:font-size="14pt" fo:font-style="normal" fo:font-weight="bold" officeooo:rsid="00161b51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Times New Roman" fo:font-size="14pt" fo:font-style="normal" fo:font-weight="bold" officeooo:rsid="000c1d5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Times New Roman" fo:font-weight="normal" officeooo:rsid="00161b51" style:font-weight-asian="normal" style:font-weight-complex="normal"/>
    </style:style>
    <style:style style:name="T20" style:family="text">
      <style:text-properties style:font-name="Times New Roman" fo:font-weight="normal" officeooo:rsid="000c1d5d" style:font-weight-asian="normal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font-style="italic" style:font-size-asian="14pt" style:font-style-asian="italic" style:font-size-complex="14pt" style:font-style-complex="italic"/>
    </style:style>
    <style:style style:name="T2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fo:font-style="normal" style:font-size-asian="14pt" style:font-style-asian="normal" style:font-size-complex="14pt" style:font-style-complex="normal"/>
    </style:style>
    <style:style style:name="T2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Stability and Generalization of Hypergraph Collaborative Networks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21(1), February 2024, 184-196<text:tab/> <text:s text:c="66"/></text:span></text:span><text:span text:style-name="Strong_20_Emphasis"><text:span text:style-name="T5">Şubat 2024</text:span></text:span></text:p>
      <text:p text:style-name="P1"><text:span text:style-name="Strong_20_Emphasis"><text:span text:style-name="T5"/></text:span></text:p>
      <text:p text:style-name="P8"><text:span text:style-name="Strong_20_Emphasis"><text:span text:style-name="T7">Anahtar Kelimeler: Hipergraf, Düğümler, </text:span></text:span><text:span text:style-name="T24">Hiperkenarlar</text:span></text:p>
      <text:p text:style-name="P1"><text:span text:style-name="Strong_20_Emphasis"><text:span text:style-name="T8"/></text:span></text:p>
      <text:p text:style-name="P1"><text:span text:style-name="Strong_20_Emphasis"><text:span text:style-name="T4"><text:tab/>H</text:span></text:span><text:span text:style-name="Strong_20_Emphasis"><text:span text:style-name="T3">ipergraf işbirlikçi ağlarının (HCoN) kararlılığını ve genelleme özelliklerini analiz ederek, öğrenme sürecinin nasıl daha stabil hale getirilebileceğini araştır</text:span></text:span><text:span text:style-name="Strong_20_Emphasis"><text:span text:style-name="T4">an bu makalede g</text:span></text:span><text:span text:style-name="T3">eleneksel grafik sinir ağları (GCN), iki nokta arasındaki ilişkileri modelleyerek veri temsili yaparken, </text:span><text:span text:style-name="Strong_20_Emphasis"><text:span text:style-name="T3">hipergraf yapıları birden fazla nokta arasındaki daha karmaşık ilişkileri temsil etme avantajına sahiptir</text:span></text:span><text:span text:style-name="T3">. Bu özellik, sosyal ağ analizi, biyolojik ağlar ve bilgi grafikleri gibi birçok alanda önemli faydalar sağlar. </text:span><text:span text:style-name="Strong_20_Emphasis"><text:span text:style-name="T3">HCoN, düğüm ve hiperköşe özelliklerini ortak bir optimizasyon problemi olarak ele alarak veri yapısının daha doğru bir şekilde modellenmesini amaçlamaktadır</text:span></text:span><text:span text:style-name="T3">. </text:span></text:p>
      <text:p text:style-name="P1"><text:span text:style-name="T3"><text:tab/>Çalışmanın temel amacı, </text:span><text:span text:style-name="Strong_20_Emphasis"><text:span text:style-name="T3">HCoN modelinin tek katmanlı versiyonunun algoritmik stabilitesini kanıtlamak ve modelin eğitim verisinden genelleme yapma kapasitesini incelemektir</text:span></text:span><text:span text:style-name="T3">. Özellikle, </text:span><text:span text:style-name="Strong_20_Emphasis"><text:span text:style-name="T3">hipergraf filtrelerinin nasıl ölçeklendirilmesi gerektiği ve öğrenme sürecinin kararlı olması için hangi parametrelerin optimize edilmesi gerektiği</text:span></text:span><text:span text:style-name="T3"> teorik olarak analiz edilmiştir. Çalışmanın deneysel kısmında, </text:span><text:span text:style-name="Strong_20_Emphasis"><text:span text:style-name="T3">gerçek dünya veri setleri kullanılarak hipergraf filtrelerinin genel performans üzerindeki etkileri incelenmiştir</text:span></text:span><text:span text:style-name="T3">.</text:span></text:p>
      <text:p text:style-name="P2"><text:span text:style-name="T3"><text:tab/>Makale, öncelikle </text:span><text:span text:style-name="Strong_20_Emphasis"><text:span text:style-name="T3">hipergraf konvolüsyonel ağlarının (HCN) temel yapısını ve çalışma prensiplerini açıklayarak</text:span></text:span><text:span text:style-name="T3"> HCoN modelinin nasıl geliştirildiğini ele almaktadır. HCoN, geleneksel GCN modellerine kıyasla </text:span><text:span text:style-name="Strong_20_Emphasis"><text:span text:style-name="T3">hiperköşe yapısını dahil ederek daha geniş veri temsili sağlamaktadır</text:span></text:span><text:span text:style-name="T3">. HCoN modeli iki temel bileşenden oluşmaktadır:</text:span></text:p>
      <text:list xml:id="list729179741" text:style-name="L1">
        <text:list-item>
          <text:p text:style-name="P5"><text:span text:style-name="Strong_20_Emphasis"><text:span text:style-name="T3">Düğüm Kodlayıcı (Vertex Encoder)</text:span></text:span><text:span text:style-name="T3">: Düğümler arasındaki ilişkileri analiz eder ve düğüm özelliklerini optimize ederek daha iyi genelleme sağlar.</text:span></text:p>
        </text:list-item>
        <text:list-item>
          <text:p text:style-name="P6"><text:span text:style-name="Strong_20_Emphasis"><text:span text:style-name="T3">Hiperköşe Kodlayıcı (Hyperedge Encoder)</text:span></text:span><text:span text:style-name="T3">: Hipergrafın kenarlarını temsil eden hiperköşelerin özelliklerini işler ve bu özelliklerin düğümlerle olan etkileşimini belirler.</text:span></text:p>
        </text:list-item>
      </text:list>
      <text:p text:style-name="P1"><text:span text:style-name="T3"><text:tab/>Çalışmada, </text:span><text:span text:style-name="Strong_20_Emphasis"><text:span text:style-name="T3">hipergraf filtrelerinin öğrenme sürecindeki rolü detaylı bir şekilde analiz edilmiştir</text:span></text:span><text:span text:style-name="T3">. Özellikle, </text:span><text:span text:style-name="Strong_20_Emphasis"><text:span text:style-name="T3">hipergraf filtrelerinin nasıl optimize edilmesi gerektiği ve veri boyutunun eğitim sürecine etkisi</text:span></text:span><text:span text:style-name="T3"> üzerinde durulmuştur. Analizler, </text:span><text:span text:style-name="Strong_20_Emphasis"><text:span text:style-name="T3">eğitim kaybı ile test kaybı arasındaki farkın (genelleme açığı) nasıl minimize edilebileceğini </text:span></text:span><text:soft-page-break/><text:span text:style-name="Strong_20_Emphasis"><text:span text:style-name="T3">açıklayan matematiksel modeller</text:span></text:span><text:span text:style-name="T3"> sunmaktadır. Ayrıca, </text:span><text:span text:style-name="Strong_20_Emphasis"><text:span text:style-name="T3">SGD (Stokastik Gradyan İnişi) algoritmasının hipergraf ağlarında nasıl daha kararlı hale getirilebileceği ve öğrenme sürecinin nasıl optimize edilebileceği</text:span></text:span><text:span text:style-name="T3"> ele alınmıştır. </text:span></text:p>
      <text:p text:style-name="P1"><text:span text:style-name="T3"><text:tab/>Deneysel çalışmalar, </text:span><text:span text:style-name="Strong_20_Emphasis"><text:span text:style-name="T3">Citeseer, Cora ve PubMed gibi popüler ağ veri setleri üzerinde gerçekleştirilmiş</text:span></text:span><text:span text:style-name="T3"> ve modelin genelleme performansı test edilmiştir. Sonuçlar, </text:span><text:span text:style-name="Strong_20_Emphasis"><text:span text:style-name="T3">hipergraf filtrelerinin normalize edilmesinin modelin stabilitesini önemli ölçüde artırdığını ve test verisi üzerindeki hata oranlarını azalttığını göstermektedir</text:span></text:span><text:span text:style-name="T3">.</text:span></text:p>
      <text:p text:style-name="P2"><text:span text:style-name="T3"><text:tab/>Bu çalışma, </text:span><text:span text:style-name="Strong_20_Emphasis"><text:span text:style-name="T3">hipergraf işbirlikçi ağlarının kararlılığını ve genelleme kapasitesini analiz ederek, modelin nasıl daha verimli hale getirilebileceğini teorik ve deneysel olarak ortaya koymuştur</text:span></text:span><text:span text:style-name="T3">. Yapılan analizler, </text:span><text:span text:style-name="Strong_20_Emphasis"><text:span text:style-name="T3">hipergraf filtrelerinin doğru ölçeklendirilmesi ve normalizasyonunun modelin öğrenme sürecinde kritik bir rol oynadığını göstermektedir</text:span></text:span><text:span text:style-name="T3">.Ayrıca, </text:span><text:span text:style-name="Strong_20_Emphasis"><text:span text:style-name="T3">SGD tabanlı optimizasyon süreçlerinde öğrenme oranlarının ve ağırlıkların doğru ayarlanmasının, modelin genelleme açığını kapatmada etkili olduğu tespit edilmiştir</text:span></text:span><text:span text:style-name="T3">. Çalışmanın gelecekteki yönleri arasında </text:span><text:span text:style-name="Strong_20_Emphasis"><text:span text:style-name="T3">çok katmanlı HCoN modellerinin incelenmesi, farklı optimizasyon algoritmalarının etkilerinin test edilmesi ve daha büyük ölçekli veri setleriyle modelin genişletilmesi</text:span></text:span><text:span text:style-name="T3"> bulunmaktadır. Bu araştırma, </text:span><text:span text:style-name="Strong_20_Emphasis"><text:span text:style-name="T3">hipergraf tabanlı yapay zeka sistemlerinin güvenilirliğini artırarak, geniş çaplı ağ analizleri için daha stabil ve ölçeklenebilir modeller geliştirilmesine katkıda bulunmaktadır</text:span></text:span><text:span text:style-name="T3">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2:03:16.853346693</meta:creation-date>
    <dc:date>2025-03-06T10:25:27.824399237</dc:date>
    <meta:editing-duration>PT27M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11" meta:word-count="435" meta:character-count="3858" meta:non-whitespace-character-count="3361"/>
  </office:meta>
</office:document-meta>
</file>